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fo:font-weight="bold" style:font-size-asian="12pt" style:font-weight-asian="bold" style:font-size-complex="12pt" style:font-weight-complex="bold"/>
    </style:style>
    <style:style style:name="P3" style:family="paragraph" style:parent-style-name="Text_20_body">
      <style:text-properties style:font-name="Times New Roman" fo:font-size="12pt" fo:font-weight="bold" style:font-size-asian="12pt" style:font-size-complex="12pt"/>
    </style:style>
    <style:style style:name="P4" style:family="paragraph" style:parent-style-name="Text_20_body">
      <style:text-properties style:font-name="Times New Roman" fo:font-size="12pt" fo:font-weight="normal" style:font-size-asian="12pt" style:font-weight-asian="normal" style:font-size-complex="12pt" style:font-weight-complex="normal"/>
    </style:style>
    <style:style style:name="P5" style:family="paragraph" style:parent-style-name="Standard" style:list-style-name="L5">
      <style:paragraph-properties fo:margin-left="0cm" fo:margin-right="0cm" fo:text-indent="0cm" style:auto-text-indent="false"/>
      <style:text-properties style:font-name="Times New Roman" fo:font-size="12pt" style:font-size-asian="12pt" style:font-size-complex="12pt"/>
    </style:style>
    <style:style style:name="P6" style:family="paragraph" style:parent-style-name="Text_20_body" style:list-style-name="L1">
      <style:text-properties style:font-name="Times New Roman" fo:font-size="12pt" style:font-size-asian="12pt" style:font-size-complex="12pt"/>
    </style:style>
    <style:style style:name="P7" style:family="paragraph" style:parent-style-name="Text_20_body" style:list-style-name="L2">
      <style:text-properties style:font-name="Times New Roman" fo:font-size="12pt" style:font-size-asian="12pt" style:font-size-complex="12pt"/>
    </style:style>
    <style:style style:name="P8" style:family="paragraph" style:parent-style-name="Text_20_body" style:list-style-name="L3">
      <style:text-properties style:font-name="Times New Roman" fo:font-size="12pt" style:font-size-asian="12pt" style:font-size-complex="12pt"/>
    </style:style>
    <style:style style:name="P9" style:family="paragraph" style:parent-style-name="Text_20_body" style:list-style-name="L4">
      <style:text-properties style:font-name="Times New Roman" fo:font-size="12pt" style:font-size-asian="12pt" style:font-size-complex="12pt"/>
    </style:style>
    <style:style style:name="P10" style:family="paragraph" style:parent-style-name="Text_20_body" style:list-style-name="L5">
      <style:text-properties style:font-name="Times New Roman" fo:font-size="12pt" style:font-size-asian="12pt" style:font-size-complex="12pt"/>
    </style:style>
    <style:style style:name="P11" style:family="paragraph" style:parent-style-name="Text_20_body" style:list-style-name="L6">
      <style:text-properties style:font-name="Times New Roman" fo:font-size="12pt" style:font-size-asian="12pt" style:font-size-complex="12pt"/>
    </style:style>
    <style:style style:name="P12" style:family="paragraph" style:parent-style-name="Text_20_body" style:list-style-name="L7">
      <style:text-properties style:font-name="Times New Roman" fo:font-size="12pt" style:font-size-asian="12pt" style:font-size-complex="12pt"/>
    </style:style>
    <style:style style:name="P13" style:family="paragraph" style:parent-style-name="Text_20_body" style:list-style-name="L5">
      <style:paragraph-properties fo:margin-left="-2.501cm" fo:margin-right="0cm" fo:text-indent="0cm" style:auto-text-indent="false"/>
      <style:text-properties style:font-name="Times New Roman" fo:font-size="12pt" style:font-size-asian="12pt" style:font-size-complex="12pt"/>
    </style:style>
    <style:style style:name="P14" style:family="paragraph" style:parent-style-name="Text_20_body" style:list-style-name="L6">
      <style:paragraph-properties fo:margin-left="-2.501cm" fo:margin-right="0cm" fo:text-indent="0cm" style:auto-text-indent="false"/>
      <style:text-properties style:font-name="Times New Roman" fo:font-size="12pt" style:font-size-asian="12pt" style:font-size-complex="12pt"/>
    </style:style>
    <style:style style:name="P15" style:family="paragraph" style:parent-style-name="Text_20_body" style:list-style-name="L5">
      <style:paragraph-properties fo:margin-left="1.251cm" fo:margin-right="0cm" fo:text-indent="0cm" style:auto-text-indent="false"/>
      <style:text-properties style:font-name="Times New Roman" fo:font-size="12pt" style:font-size-asian="12pt" style:font-size-complex="12pt"/>
    </style:style>
    <style:style style:name="P16" style:family="paragraph" style:parent-style-name="Text_20_body" style:list-style-name="L5">
      <style:paragraph-properties fo:margin-left="2.501cm" fo:margin-right="0cm" fo:text-indent="0cm" style:auto-text-indent="false"/>
      <style:text-properties style:font-name="Times New Roman" fo:font-size="12pt" style:font-size-asian="12pt" style:font-size-complex="12pt"/>
    </style:style>
    <style:style style:name="P17" style:family="paragraph" style:parent-style-name="Text_20_body" style:list-style-name="L5">
      <style:paragraph-properties fo:margin-left="0cm" fo:margin-right="0cm" fo:text-indent="0cm" style:auto-text-indent="false"/>
      <style:text-properties style:font-name="Times New Roman" fo:font-size="12pt" style:font-size-asian="12pt" style:font-size-complex="12pt"/>
    </style:style>
    <style:style style:name="P18" style:family="paragraph" style:parent-style-name="Text_20_body" style:list-style-name="L5">
      <style:paragraph-properties fo:margin-left="0cm" fo:margin-right="0cm" fo:margin-top="0cm" fo:margin-bottom="0cm" fo:text-indent="0cm" style:auto-text-indent="false"/>
      <style:text-properties style:font-name="Times New Roman" fo:font-size="12pt" style:font-size-asian="12pt" style:font-size-complex="12pt"/>
    </style:style>
    <style:style style:name="P19" style:family="paragraph" style:parent-style-name="Text_20_body" style:list-style-name="L5">
      <style:paragraph-properties fo:margin-left="3.752cm" fo:margin-right="0cm" fo:text-indent="0cm" style:auto-text-indent="false"/>
      <style:text-properties style:font-name="Times New Roman" fo:font-size="12pt" style:font-size-asian="12pt" style:font-size-complex="12pt"/>
    </style:style>
    <style:style style:name="P20" style:family="paragraph" style:parent-style-name="Text_20_body" style:list-style-name="L5">
      <style:paragraph-properties fo:margin-left="-1.251cm" fo:margin-right="0cm" fo:margin-top="0cm" fo:margin-bottom="0cm"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hu6u0"/>Name<text:bookmark text:name="sqc90"/></text:p>
      <text:p text:style-name="P1"><text:bookmark text:name="k4im4"/>Agihard (Herkunft: Altdeutsch, Bedeutung: Schwertstarker) </text:p>
      <text:p text:style-name="P1"><text:bookmark text:name="hu6u1"/><text:line-break/><text:bookmark text:name="hu6u01"/><text:span text:style-name="T2">Beschreibung</text:span><text:bookmark text:name="l6x.0"/><text:line-break/>Schon Agihards Vater war Waffenmeister in der Burg. Er diente bis zu seinem Lebensende dem Vater des Herzogs von Talras. Agihard selbst folgte seinem Vater und wurde ebenfalls Waffenmeister. Er lebt schon sein ganzes Leben lang in der Burg und sieht dem bevorstehenden Kampf mit Freude und ein Wenig Übermut entgegen.<text:bookmark text:name="k2m_1"/><text:bookmark text:name="ydb04"/><text:bookmark text:name="l6x.5"/><text:line-break/>Agihard trainiert schon seit längerer Zeit die Soldaten der Burg. Er ist geschickt im Umgang mit den meisten Nahkampf-Waffen und hat bereits umfangreiche Erfahrung im Kampf gesammelt. Er ließ sich eine kleine Arena aus einigen Zäunen bauen. Dort finden regelmäßig Wettkämpfe zwischen zwei Kontrahenten statt. Mit der Arena will er sich ein paar Goldmünzen zu seinem geringen Sold dazu verdienen, indem er Wettgebüren verlangt und auch selbst mitwettet.<text:line-break/>Irmina, die Händlerin, hat sehr viel für ihn übrig.</text:p>
      <text:p text:style-name="P1"><text:bookmark text:name="r_tv0"/></text:p>
      <text:p text:style-name="P1"><text:bookmark text:name="r_tv6"/><text:bookmark text:name="r_tv5"/><text:bookmark text:name="l6x.51"/><text:span text:style-name="T1">Ort</text:span> </text:p>
      <text:list xml:id="list1788039070" text:style-name="L1">
        <text:list-item>
          <text:p text:style-name="P6"><text:bookmark text:name="xna20"/><text:bookmark text:name="xna2"/>Vorburg von Talras<text:bookmark text:name="ydb06"/></text:p>
        </text:list-item>
      </text:list>
      <text:p text:style-name="P1"><text:bookmark text:name="r_tv9"/><text:bookmark text:name="r_tv8"/></text:p>
      <text:p text:style-name="P2"><text:bookmark text:name="r_tv11"/><text:bookmark text:name="r_tv10"/>Tagesablauf </text:p>
      <text:list xml:id="list829805296" text:style-name="L2">
        <text:list-item>
          <text:p text:style-name="P7"><text:bookmark text:name="xna22"/><text:bookmark text:name="xna21"/>Tagsüber – Steht in neben seiner Arena<text:bookmark text:name="ae0s"/>.</text:p>
        </text:list-item>
      </text:list>
      <text:list xml:id="list490475524" text:style-name="L3">
        <text:list-item>
          <text:p text:style-name="P8"><text:bookmark text:name="xna24"/><text:bookmark text:name="xna23"/>Nachts – Schläft in einem der Burggebäude<text:bookmark text:name="ae0s0"/>.</text:p>
        </text:list-item>
      </text:list>
      <text:p text:style-name="P1"><text:bookmark text:name="r_tv15"/><text:bookmark text:name="r_tv14"/></text:p>
      <text:p text:style-name="P1"><text:bookmark text:name="r_tv17"/><text:bookmark text:name="r_tv16"/><text:span text:style-name="T1">Zugehörigkeit</text:span> </text:p>
      <text:p text:style-name="P1"><text:bookmark text:name="k4im9"/><text:bookmark text:name="r_tv18"/>Soldaten der Burg<text:bookmark text:name="po3t0"/></text:p>
      <text:p text:style-name="P1"><text:bookmark text:name="r_tv20"/><text:bookmark text:name="r_tv19"/></text:p>
      <text:p text:style-name="P2"><text:bookmark text:name="d__21"/>Aufträge</text:p>
      <text:list xml:id="list1198107775" text:style-name="L4">
        <text:list-item>
          <text:p text:style-name="P9"><text:bookmark text:name="d__23"/><text:bookmark text:name="d__22"/>Sekundär – Arenameister</text:p>
        </text:list-item>
      </text:list>
      <text:p text:style-name="P1"><text:bookmark text:name="r_tv27"/><text:bookmark text:name="r_tv26"/></text:p>
      <text:p text:style-name="P1"><text:bookmark text:name="r_tv29"/><text:bookmark text:name="r_tv28"/><text:span text:style-name="T1">Dialog</text:span> </text:p>
      <text:list xml:id="list1586537160" text:style-name="L5">
        <text:list-item>
          <text:p text:style-name="P10"><text:bookmark text:name="l_8p11"/><text:bookmark text:name="l_8p10"/>Hallo. </text:p>
          <text:list>
            <text:list-item>
              <text:p text:style-name="P10"><text:bookmark text:name="l_8p14"/><text:bookmark text:name="l_8p13"/><text:bookmark text:name="l_8p12"/>N: Ich grüße dich. Du bist nicht zufällig im Umgang mit Waffen geübt? </text:p>
            </text:list-item>
            <text:list-item>
              <text:p text:style-name="P10"><text:bookmark text:name="l_8p16"/><text:bookmark text:name="l_8p15"/>C: Warum? </text:p>
            </text:list-item>
            <text:list-item>
              <text:p text:style-name="P10"><text:bookmark text:name="l_8p18"/><text:bookmark text:name="l_8p17"/>N: Ich suche noch Leute für meine Arena. </text:p>
              <text:list>
                <text:list-item>
                  <text:p text:style-name="P13"><text:bookmark text:name="l_8p21"/><text:bookmark text:name="l_8p20"/><text:bookmark text:name="l_8p19"/>Welche Arena? (Nach Begrüßung, bevor „Lass mich in die Arena!“)</text:p>
                  <text:list>
                    <text:list-item>
                      <text:p text:style-name="P13"><text:bookmark text:name="l_8p24"/><text:bookmark text:name="l_8p23"/><text:bookmark text:name="l_8p22"/>N: Eben eine ganz normale Arena. Man kämpft und wer gewinnt, bekommt Goldmünzen. </text:p>
                    </text:list-item>
                    <text:list-item>
                      <text:p text:style-name="P13"><text:bookmark text:name="l_8p26"/><text:bookmark text:name="l_8p25"/>N: Die Kämpfe finden immer zwischen genau zwei Leuten statt.</text:p>
                    </text:list-item>
                  </text:list>
                </text:list-item>
                <text:list-item>
                  <text:p text:style-name="P13"><text:bookmark text:name="l_8p28"/><text:bookmark text:name="l_8p27"/>Gibt es bestimmte Regeln in der Arena? (Nach Begrüßung)</text:p>
                  <text:list>
                    <text:list-item>
                      <text:p text:style-name="P13"><text:bookmark text:name="l_8p31"/><text:bookmark text:name="l_8p30"/><text:bookmark text:name="l_8p29"/>N: Ja, allerdings. Ich will nicht, dass das am Ende in einem Massaker endet. Wir wollen ja fair bleiben. Also ... </text:p>
                    </text:list-item>
                    <text:list-item>
                      <text:p text:style-name="P13"><text:bookmark text:name="l_8p33"/><text:bookmark text:name="l_8p32"/>N: 1. Es ist nur ein Wettkampf, daher werden keine Gegner getötet oder sonst aufs Brutalste verstümmelt. Liegt ein Gegner am Boden, so ist der Kampf zu Ende. </text:p>
                    </text:list-item>
                    <text:list-item>
                      <text:p text:style-name="P13"><text:bookmark text:name="l_8p35"/><text:bookmark text:name="l_8p34"/>N: 2. Es kämpfen immer genau zwei Leute gegeneinander. Niemand hat sich da einzumischen!</text:p>
                    </text:list-item>
                    <text:list-item>
                      <text:p text:style-name="P13"><text:bookmark text:name="l_8p37"/><text:bookmark text:name="l_8p36"/>N: 3. Wer die Arena verlässt, hat verloren.</text:p>
                    </text:list-item>
                    <text:list-item>
                      <text:p text:style-name="P13"><text:bookmark text:name="l_8p39"/><text:bookmark text:name="l_8p38"/>C: Was passiert wenn ich gegen eine dieser Regeln verstoße? </text:p>
                    </text:list-item>
                    <text:list-item>
                      <text:p text:style-name="P13"><text:bookmark text:name="l_8p41"/><text:bookmark text:name="l_8p40"/><text:soft-page-break/>N: Probier es erst gar nicht! Wenn du gegen die zweite Regel verstößt, wird wohl kaum noch jemand in die Arena kommen, verstößt du gegen die erste, hast du ein ernsthaftes Problem! </text:p>
                    </text:list-item>
                  </text:list>
                </text:list-item>
                <text:list-item>
                  <text:p text:style-name="P13"><text:bookmark text:name="l_8p43"/><text:bookmark text:name="l_8p42"/>Was gibt es zu gewinnen? (Nach Begrüßung)</text:p>
                  <text:list>
                    <text:list-item>
                      <text:p text:style-name="P13"><text:bookmark text:name="l_8p46"/><text:bookmark text:name="l_8p45"/><text:bookmark text:name="l_8p44"/>N: War ja wieder klar, dass du das wissen willst. Ein wahrer Krieger kämpft ohne Aussicht auf Belohnung! </text:p>
                    </text:list-item>
                    <text:list-item>
                      <text:p text:style-name="P13"><text:bookmark text:name="l_8p48"/><text:bookmark text:name="l_8p47"/>C: Interessant. </text:p>
                    </text:list-item>
                    <text:list-item>
                      <text:p text:style-name="P13"><text:bookmark text:name="l_8p50"/><text:bookmark text:name="l_8p49"/>N: Ja, ja, schon gut. Also, du kriegst deine Belohnung sobald der Kampf vorbei ist und du deinen Gegner besiegt hast.</text:p>
                    </text:list-item>
                    <text:list-item>
                      <text:p text:style-name="P13">N: Für jeden Sieg bekommst du ein paar Goldmünzen. Wenn du jedoch öfter als fünfmal gewinnst, erhältst du einen besonderen Preis.</text:p>
                    </text:list-item>
                    <text:list-item>
                      <text:p text:style-name="P13">N: Allerdings will ich noch nicht verraten, um was genau es sich dabei handelt. Mitmachen lohnt sich aber auf jeden Fall!</text:p>
                    </text:list-item>
                    <text:list-item>
                      <text:p text:style-name="P13"><text:bookmark text:name="l_8p52"/><text:bookmark text:name="l_8p51"/>N: Ach ja, den Preis gibt es natürlich nur einmal für jeden, der das schafft. Sonst werde ich ja noch arm (Lacht). </text:p>
                    </text:list-item>
                    <text:list-item>
                      <text:p text:style-name="P13"><text:bookmark text:name="l_8p54"/><text:bookmark text:name="l_8p53"/>Neuer Auftrag: „Arenameister“</text:p>
                    </text:list-item>
                  </text:list>
                </text:list-item>
              </text:list>
            </text:list-item>
          </text:list>
        </text:list-item>
        <text:list-item>
          <text:p text:style-name="P10">Lass mich in die Arena! (Nach Begrüßung)</text:p>
        </text:list-item>
        <text:list-item>
          <text:p text:style-name="P15">(Arena ist belegt)</text:p>
        </text:list-item>
        <text:list-item>
          <text:p text:style-name="P16">N: Tut mir leid, aber die Arena ist gerade belegt.</text:p>
        </text:list-item>
        <text:list-item>
          <text:p text:style-name="P15">(Arena ist frei)</text:p>
        </text:list-item>
        <text:list-item>
          <text:p text:style-name="P16">(Auftrag „Arenameister“ noch nicht erhalten)</text:p>
          <text:list>
            <text:list-item>
              <text:list>
                <text:list-item>
                  <text:list>
                    <text:list-item>
                      <text:p text:style-name="P5">N: Gut und denk daran: Du kriegst deine Belohnung sobald der Kampf vorbei ist und du deinen Gegner besiegt hast.</text:p>
                    </text:list-item>
                    <text:list-item>
                      <text:p text:style-name="P17">N: Pro Sieg erhältst du ein paar Goldmünzen. Wenn du jedoch öfter als fünfmal gewinnst, erhältst du einen besonderen Preis.</text:p>
                    </text:list-item>
                    <text:list-item>
                      <text:p text:style-name="P17">N: Allerdings will ich noch nicht verraten, um was genau es sich dabei handelt. Mitmachen lohnt sich aber auf jeden Fall!</text:p>
                    </text:list-item>
                    <text:list-item>
                      <text:p text:style-name="P17">N: Ach ja, den Preis gibt es natürlich nur einmal für jeden, der das schafft. Sonst werde ich ja noch arm (Lacht). </text:p>
                    </text:list-item>
                  </text:list>
                </text:list-item>
              </text:list>
            </text:list-item>
          </text:list>
        </text:list-item>
        <text:list-item>
          <text:p text:style-name="P19">Neuer Auftrag: „Arenameister“</text:p>
        </text:list-item>
        <text:list-item>
          <text:p text:style-name="P16">(Andernfalls)</text:p>
          <text:list>
            <text:list-item>
              <text:p text:style-name="P16"><text:bookmark text:name="l_8p109"/><text:bookmark text:name="l_8p108"/><text:bookmark text:name="l_8p107"/>N: Gut, und halte dich an die Regeln!</text:p>
            </text:list-item>
          </text:list>
        </text:list-item>
        <text:list-item>
          <text:p text:style-name="P10">Ich habe fünfmal gewonnen! (Falls das erste Auftragsziel des Auftrags „Arenameister” abgeschlossen und das zweite noch aktiv ist)</text:p>
          <text:list>
            <text:list-item>
              <text:p text:style-name="P17">N: Tatsächlich! Du scheinst mir ein sehr starker Kämpfer zu sein. Nun gut, du hast dir deine Belohnung ehrenhaft verdient. Hier hast du sie. </text:p>
            </text:list-item>
            <text:list-item>
              <text:p text:style-name="P17">Auftrag „Arenameister” abgeschlossen</text:p>
            </text:list-item>
          </text:list>
        </text:list-item>
      </text:list>
      <text:list xml:id="list616563012" text:style-name="L6">
        <text:list-item text:start-value="1">
          <text:p text:style-name="P11"><text:bookmark text:name="l_8p58"/><text:bookmark text:name="l_8p57"/><text:bookmark text:name="l_8p56"/><text:bookmark text:name="l_8p55"/>Dienst du dem Herzog? (Nach Begrüßung)</text:p>
          <text:list>
            <text:list-item>
              <text:p text:style-name="P11"><text:bookmark text:name="l_8p61"/><text:bookmark text:name="l_8p60"/><text:bookmark text:name="l_8p59"/>N: Wegen meiner Rüstung oder was? Ja, ich bin der Waffenmeister der Burg. Schon mein Vater diente Heimrichs Vater und ich bin stolz sein Erbe weiterzutragen. </text:p>
            </text:list-item>
            <text:list-item>
              <text:p text:style-name="P11"><text:bookmark text:name="l_8p601"/>C: Dein Vater? </text:p>
            </text:list-item>
            <text:list-item>
              <text:p text:style-name="P11"><text:bookmark text:name="l_8p602"/>N: Ja, er war ein großer Mann. Er war der beste Waffenmeister weit und breit und lehrte viele große Krieger das Kämpfen. </text:p>
              <text:list>
                <text:list-item>
                  <text:p text:style-name="P14"><text:bookmark text:name="l_8p603"/><text:bookmark text:name="r2fo0"/>Kennst du dich mit Waffen aus? (Nach „Dienst du dem Herzog?“)</text:p>
                  <text:list>
                    <text:list-item>
                      <text:p text:style-name="P14"><text:bookmark text:name="l_8p604"/><text:bookmark text:name="r2fo1"/>N: Natürlich, worum geht's denn? </text:p>
                    </text:list-item>
                    <text:list-item>
                      <text:p text:style-name="P14"><text:bookmark text:name="l_8p605"/><text:soft-page-break/>C: Wo finde ich gute Waffen? </text:p>
                    </text:list-item>
                    <text:list-item>
                      <text:p text:style-name="P14"><text:bookmark text:name="l_8p606"/>N: (Lachend) Bei mir natürlich. Nein, im Ernst. Einar verkauft auch ganz gute Waffen und Wieland, der Burgschmied, verkauft sehr gute Rüstungen und Helme.</text:p>
                    </text:list-item>
                  </text:list>
                </text:list-item>
              </text:list>
            </text:list-item>
          </text:list>
        </text:list-item>
        <text:list-item>
          <text:p text:style-name="P11"><text:bookmark text:name="l_8p67"/><text:bookmark text:name="l_8p66"/>Was weißt du über die Lage? (Nach „Dienst du dem Herzog?“)</text:p>
          <text:list>
            <text:list-item>
              <text:p text:style-name="P11"><text:bookmark text:name="l_8p70"/><text:bookmark text:name="l_8p69"/><text:bookmark text:name="l_8p68"/>N: Über welche Lage? Meinst du die bevorstehenden Kämpfe?<text:bookmark text:name="bm1h0"/></text:p>
            </text:list-item>
            <text:list-item>
              <text:p text:style-name="P11"><text:bookmark text:name="l_8p72"/><text:bookmark text:name="l_8p71"/>C: Ja. </text:p>
            </text:list-item>
            <text:list-item>
              <text:p text:style-name="P11"><text:bookmark text:name="l_8p74"/><text:bookmark text:name="l_8p73"/>N: Tut mir leid, aber darüber darf ich nicht sprechen.</text:p>
            </text:list-item>
            <text:list-item>
              <text:p text:style-name="P11">N: Uns wurde das Reden über solche Angelegenheiten strengstens untersagt. Dadurch bekommen die Leute nur noch mehr Angst. </text:p>
            </text:list-item>
            <text:list-item>
              <text:p text:style-name="P11"><text:bookmark text:name="l_8p76"/><text:bookmark text:name="l_8p75"/>(Ist Geistlicher) </text:p>
              <text:list>
                <text:list-item>
                  <text:p text:style-name="P11"><text:bookmark text:name="l_8p79"/><text:bookmark text:name="l_8p78"/><text:bookmark text:name="l_8p77"/>C: Ich bin ein Geistlicher. Nicht einmal mir willst du etwas erzählen?! </text:p>
                </text:list-item>
                <text:list-item>
                  <text:p text:style-name="P11"><text:bookmark text:name="l_8p81"/><text:bookmark text:name="l_8p80"/>N: Na ja ... </text:p>
                </text:list-item>
                <text:list-item>
                  <text:p text:style-name="P11"><text:bookmark text:name="l_8p83"/><text:bookmark text:name="l_8p82"/>C: Mein Glaube verbietet mir, Unfrieden unter den Leuten zu stiften.</text:p>
                </text:list-item>
              </text:list>
            </text:list-item>
            <text:list-item>
              <text:p text:style-name="P11"><text:bookmark text:name="l_8p85"/><text:bookmark text:name="l_8p84"/>(Ist Ritter) </text:p>
              <text:list>
                <text:list-item>
                  <text:p text:style-name="P11"><text:bookmark text:name="l_8p88"/><text:bookmark text:name="l_8p87"/><text:bookmark text:name="l_8p86"/>C: Ich bin ein Ritter, ein treuer Diener des Königs, genau wie du. Mir kannst du es ruhig erzählen. </text:p>
                </text:list-item>
              </text:list>
            </text:list-item>
            <text:list-item>
              <text:p text:style-name="P11">(Ist Drachentöter)<text:bookmark text:name="hhkj0"/></text:p>
              <text:list>
                <text:list-item>
                  <text:p text:style-name="P11"><text:bookmark text:name="l_8p981"/><text:bookmark text:name="l_8p971"/><text:bookmark text:name="l_8p961"/>C: Kannst du nicht mal eine Ausnahme machen? </text:p>
                </text:list-item>
                <text:list-item>
                  <text:p text:style-name="P11"><text:bookmark text:name="l_8p100"/><text:bookmark text:name="l_8p99"/>N: Nein, ich würde damit gegen meinen Eid verstoßen! </text:p>
                </text:list-item>
                <text:list-item>
                  <text:p text:style-name="P11"><text:bookmark text:name="l_8p102"/><text:bookmark text:name="l_8p101"/>C: Ach was ist schon so ein Eid, ich erzähls auch bestimmt keinem. </text:p>
                </text:list-item>
                <text:list-item>
                  <text:p text:style-name="P11"><text:bookmark text:name="ar.b"/><text:bookmark text:name="l_8p93"/><text:bookmark text:name="l_8p92"/><text:bookmark text:name="l_8p91"/><text:bookmark text:name="l_8p89"/>N: Schluss jetzt! Entweder du bist hier, um zu kämpfen oder du verschwindest besser! </text:p>
                </text:list-item>
              </text:list>
            </text:list-item>
            <text:list-item>
              <text:p text:style-name="P11"><text:bookmark text:name="l_8p94"/>(Ist Geistlicher oder Ritter)<text:bookmark text:name="lf781"/></text:p>
              <text:list>
                <text:list-item>
                  <text:p text:style-name="P11"><text:bookmark text:name="l_8p98"/><text:bookmark text:name="l_8p97"/><text:bookmark text:name="l_8p96"/>N: Also gut ... aber du darfst es niemandem erzählen!</text:p>
                </text:list-item>
                <text:list-item>
                  <text:p text:style-name="P11">C: Keine Sorge!</text:p>
                </text:list-item>
                <text:list-item>
                  <text:p text:style-name="P11">N: Ich glaube Markward, der treue Ritter unseres Herzogs Heimrich, würde dem Feind lieber mutig entgegenziehen, als hier in der Burg zu verroten.</text:p>
                </text:list-item>
                <text:list-item>
                  <text:p text:style-name="P11">N: Doch Heimrich ist anderer Meinung. Loyal wie er nun mal ist, unterwirft sich Markward natürlich dem Willen des Herzogs.</text:p>
                </text:list-item>
                <text:list-item>
                  <text:p text:style-name="P11">N: Manche glauben, dass Heimrich auf irgendetwas Bestimmtes wartet. Das ist allerdings nur ein Gerücht und erzähl niemandem, dass du das von mir hast! </text:p>
                </text:list-item>
                <text:list-item>
                  <text:p text:style-name="P11">Erfahrungsbonus</text:p>
                </text:list-item>
              </text:list>
            </text:list-item>
          </text:list>
        </text:list-item>
      </text:list>
      <text:list xml:id="list757660123" text:continue-list="list1586537160" text:style-name="L5">
        <text:list-item>
          <text:list>
            <text:list-item>
              <text:p text:style-name="P20">Irmina mag dich. (Nach Begrüßung, Auftragsziel 1 des Auftrags „Talras' mutiger Waffenmeister“ ist aktiv)</text:p>
            </text:list-item>
            <text:list-item>
              <text:p text:style-name="P18">N: Was?</text:p>
            </text:list-item>
            <text:list-item>
              <text:p text:style-name="P18">C: …</text:p>
            </text:list-item>
            <text:list-item>
              <text:p text:style-name="P18">N: Irmina, die Händlerin? Wieso das denn?</text:p>
            </text:list-item>
            <text:list-item>
              <text:p text:style-name="P18">C: Ich wette, du wusstest es.</text:p>
            </text:list-item>
            <text:list-item>
              <text:p text:style-name="P18">N: Na ja, ich dachte … vielleicht, aber ich war mir nicht sicher. Vielleicht sollte ich mal bei ihr vorbeischauen.</text:p>
            </text:list-item>
            <text:list-item>
              <text:p text:style-name="P18">N: Mal unter uns, ich mag sie auch sehr. Erzähl das aber keinem, sonst schlage ich dir den Kopf ab!</text:p>
            </text:list-item>
            <text:list-item>
              <text:p text:style-name="P18">Auftragsziel 1 des Auftrags „Talras' mutiger Waffenmeister“ <text:soft-page-break/>abgeschlossen</text:p>
            </text:list-item>
          </text:list>
        </text:list-item>
      </text:list>
      <text:p text:style-name="P1"><text:bookmark text:name="r_tv156"/><text:bookmark text:name="r_tv155"/></text:p>
      <text:p text:style-name="P3"><text:bookmark text:name="v:9n0"/><text:bookmark text:name="r_tv157"/>Handel</text:p>
      <text:p text:style-name="P4">Anmerkung: Einar verkauft weitere Waffen. Wieland verkauft Helme und Rüstungen.</text:p>
      <text:list xml:id="list1935890577" text:style-name="L7">
        <text:list-item>
          <text:p text:style-name="P12">Leichter Holzschild</text:p>
        </text:list-item>
        <text:list-item>
          <text:p text:style-name="P12">Holzschild</text:p>
        </text:list-item>
        <text:list-item>
          <text:p text:style-name="P12">Schwerer Holzschild</text:p>
        </text:list-item>
      </text:list>
      <text:p text:style-name="P1"><text:bookmark text:name="hu6u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8-13T14:14:38</meta:creation-date>
    <dc:date>2011-11-14T19:49:03</dc:date>
    <dc:language>en-US</dc:language>
    <meta:editing-cycles>116</meta:editing-cycles>
    <meta:editing-duration>PT7H41M7S</meta:editing-duration>
    <meta:document-statistic meta:table-count="0" meta:image-count="0" meta:object-count="0" meta:page-count="4" meta:paragraph-count="94" meta:word-count="1137" meta:character-count="6486" meta:non-whitespace-character-count="5489"/>
    <meta:user-defined meta:name="Info 1"/>
    <meta:user-defined meta:name="Info 2"/>
    <meta:user-defined meta:name="Info 3"/>
    <meta:user-defined meta:name="Info 4"/>
    <meta:hyperlink-behaviour office:target-frame-name="_top" xlink:show="replace"/>
  </office:meta>
</office:document-meta>
</file>